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3.418cm" fo:min-width="4.261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6.566cm" fo:min-width="6.231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color="#dddddd" draw:fill-color="#cccccc" draw:textarea-horizontal-align="justify" draw:textarea-vertical-align="middle" draw:auto-grow-height="false" fo:min-height="12.831cm" fo:min-width="6.104cm"/>
    </style:style>
    <style:style style:name="gr5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6" style:family="graphic" style:parent-style-name="objectwithoutfill">
      <style:graphic-properties draw:stroke="dash" draw:stroke-dash="Fine_20_Dashed" svg:stroke-color="#ff007f" draw:fill="none" draw:textarea-vertical-align="middle"/>
    </style:style>
    <style:style style:name="gr7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8" style:family="graphic" style:parent-style-name="objectwithoutfill">
      <style:graphic-properties draw:stroke="dash" draw:stroke-dash="Fine_20_Dashed"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textarea-horizontal-align="justify" draw:textarea-vertical-align="middle" draw:auto-grow-height="false" fo:min-height="0.29cm" fo:min-width="0.039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11" style:family="graphic" style:parent-style-name="standard">
      <style:graphic-properties draw:textarea-horizontal-align="justify" draw:textarea-vertical-align="middle" draw:auto-grow-height="false" fo:min-height="0.639cm" fo:min-width="4.58cm"/>
    </style:style>
    <style:style style:name="gr12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13.212cm" fo:min-width="9.533cm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0.77cm"/>
    </style:style>
    <style:style style:name="gr18" style:family="graphic" style:parent-style-name="standard">
      <style:graphic-properties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textarea-horizontal-align="justify" draw:textarea-vertical-align="middle" draw:auto-grow-height="false" fo:min-height="0.47cm" fo:min-width="1.118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731cm" svg:height="5.186cm" svg:x="7.758cm" svg:y="7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6.731cm" svg:height="6.816cm" svg:x="7.758cm" svg:y="2.535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3" xml:id="id2" draw:id="id2" draw:layer="layout" svg:x1="16.14cm" svg:y1="2.408cm" svg:x2="16.013cm" svg:y2="10.028cm">
          <text:p text:style-name="P2">Daszek</text:p>
          <text:p text:style-name="P2">43 LED</text:p>
        </draw:line>
        <draw:line draw:style-name="gr3" draw:text-style-name="P3" xml:id="id1" draw:id="id1" draw:layer="layout" svg:x1="5.472cm" svg:y1="9.647cm" svg:x2="5.472cm" svg:y2="2.535cm">
          <text:p text:style-name="P2">Daszek</text:p>
          <text:p text:style-name="P2">43 LED</text:p>
        </draw:line>
        <draw:line draw:style-name="gr3" draw:text-style-name="P3" xml:id="id3" draw:id="id3" draw:layer="layout" svg:x1="8.647cm" svg:y1="8.885cm" svg:x2="8.647cm" svg:y2="3.297cm">
          <text:p text:style-name="P2">36 LED</text:p>
          <text:p text:style-name="P2"/>
        </draw:line>
        <draw:line draw:style-name="gr3" draw:text-style-name="P3" xml:id="id4" draw:id="id4" draw:layer="layout" svg:x1="9.409cm" svg:y1="8.885cm" svg:x2="9.409cm" svg:y2="3.297cm">
          <text:p text:style-name="P2">36 LED</text:p>
          <text:p text:style-name="P2"/>
        </draw:line>
        <draw:line draw:style-name="gr3" draw:text-style-name="P3" xml:id="id6" draw:id="id6" draw:layer="layout" svg:x1="13.727cm" svg:y1="3.17cm" svg:x2="13.727cm" svg:y2="8.758cm">
          <text:p text:style-name="P2">36 LED</text:p>
          <text:p text:style-name="P2"/>
        </draw:line>
        <draw:line draw:style-name="gr3" draw:text-style-name="P3" xml:id="id5" draw:id="id5" draw:layer="layout" svg:x1="12.965cm" svg:y1="3.17cm" svg:x2="12.965cm" svg:y2="8.758cm">
          <text:p text:style-name="P2">36 LED</text:p>
          <text:p text:style-name="P2"/>
        </draw:line>
        <draw:custom-shape draw:style-name="gr4" draw:text-style-name="P4" draw:layer="layout" svg:width="6.604cm" svg:height="13.081cm" svg:x="7.858cm" svg:y="12.81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7.891cm" svg:x2="9.382cm" svg:y2="14.208cm">
          <text:p text:style-name="P2">41 LED</text:p>
          <text:p text:style-name="P2"/>
        </draw:line>
        <draw:line draw:style-name="gr3" draw:text-style-name="P3" xml:id="id9" draw:id="id9" draw:layer="layout" svg:x1="13.827cm" svg:y1="25.638cm" svg:x2="13.827cm" svg:y2="22.59cm">
          <text:p text:style-name="P2">27 LED</text:p>
          <text:p text:style-name="P2"/>
        </draw:line>
        <draw:line draw:style-name="gr3" draw:text-style-name="P3" xml:id="id8" draw:id="id8" draw:layer="layout" svg:x1="8.62cm" svg:y1="25.511cm" svg:x2="8.62cm" svg:y2="22.463cm">
          <text:p text:style-name="P2">27 LED</text:p>
          <text:p text:style-name="P2"/>
        </draw:line>
        <draw:line draw:style-name="gr3" draw:text-style-name="P3" draw:layer="layout" svg:x1="9.509cm" svg:y1="14.208cm" svg:x2="12.938cm" svg:y2="14.208cm">
          <text:p text:style-name="P2">33 LED</text:p>
          <text:p text:style-name="P2"/>
        </draw:line>
        <draw:line draw:style-name="gr3" draw:text-style-name="P3" xml:id="id7" draw:id="id7" draw:layer="layout" svg:x1="13.065cm" svg:y1="17.891cm" svg:x2="13.065cm" svg:y2="14.208cm">
          <text:p text:style-name="P2">41 LED</text:p>
          <text:p text:style-name="P2"/>
        </draw:line>
        <draw:line draw:style-name="gr3" draw:text-style-name="P3" draw:layer="layout" svg:x1="9.509cm" svg:y1="17.891cm" svg:x2="12.43cm" svg:y2="17.891cm">
          <text:p text:style-name="P2">33 LED</text:p>
          <text:p text:style-name="P2"/>
        </draw:line>
        <draw:custom-shape draw:style-name="gr5" draw:text-style-name="P2" draw:layer="layout" svg:width="0.762cm" svg:height="0.762cm" svg:x="5.091cm" svg:y="1.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draw:line-skew="-4.936cm -1.782cm" svg:x1="5.472cm" svg:y1="9.647cm" svg:x2="16.076cm" svg:y2="2.408cm" draw:start-shape="id1" draw:start-glue-point="2" draw:end-shape="id2" draw:end-glue-point="0" svg:d="M5472 9647c537 0 447-4788 2964-7473s7640-3268 7640 234" svg:viewBox="0 0 10605 9679">
          <text:p/>
        </draw:connector>
        <draw:custom-shape draw:style-name="gr5" draw:text-style-name="P2" draw:layer="layout" svg:width="0.762cm" svg:height="0.762cm" svg:x="8.239cm" svg:y="2.52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draw:line-skew="-1.046cm" svg:x1="8.647cm" svg:y1="8.885cm" svg:x2="9.409cm" svg:y2="3.297cm" draw:start-shape="id3" draw:start-glue-point="2" draw:end-shape="id4" draw:end-glue-point="0" svg:d="M8647 8885c403 0 23-5588 762-5588" svg:viewBox="0 0 763 5589">
          <text:p/>
        </draw:connector>
        <draw:connector draw:style-name="gr7" draw:text-style-name="P3" draw:layer="layout" draw:type="curve" svg:x1="9.409cm" svg:y1="8.885cm" svg:x2="12.965cm" svg:y2="3.17cm" draw:start-shape="id4" draw:start-glue-point="2" draw:end-shape="id5" draw:end-glue-point="0" svg:d="M9409 8885c2667 0 889-5715 3556-5715" svg:viewBox="0 0 3557 5716">
          <text:p/>
        </draw:connector>
        <draw:connector draw:style-name="gr8" draw:text-style-name="P3" draw:layer="layout" draw:type="curve" draw:line-skew="0.866cm" svg:x1="12.965cm" svg:y1="8.758cm" svg:x2="13.727cm" svg:y2="3.17cm" draw:start-shape="id5" draw:start-glue-point="2" draw:end-shape="id6" draw:end-glue-point="0" svg:d="M12965 8758c469 0 89-5588 762-5588" svg:viewBox="0 0 763 5589">
          <text:p/>
        </draw:connector>
        <draw:custom-shape draw:style-name="gr9" draw:text-style-name="P2" draw:layer="layout" svg:width="0.761cm" svg:height="0.762cm" svg:x="12.049cm" svg:y="17.51cm">
          <text:p text:style-name="P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13.065cm" svg:y1="17.891cm" svg:x2="8.62cm" svg:y2="22.463cm" draw:start-shape="id7" draw:start-glue-point="2" draw:end-shape="id8" draw:end-glue-point="0" svg:d="M13065 17891c0 3429-4445 1143-4445 4572" svg:viewBox="0 0 4446 4573">
          <text:p/>
        </draw:connector>
        <draw:connector draw:style-name="gr7" draw:text-style-name="P3" draw:layer="layout" draw:type="curve" svg:x1="8.62cm" svg:y1="25.511cm" svg:x2="13.827cm" svg:y2="22.59cm" draw:start-shape="id8" draw:start-glue-point="2" draw:end-shape="id9" draw:end-glue-point="0" svg:d="M8620 25511c3514 0 911-2921 5207-2921" svg:viewBox="0 0 5208 2922">
          <text:p/>
        </draw:connector>
      </draw:page>
      <draw:page draw:name="page2" draw:style-name="dp1" draw:master-page-name="Default">
        <draw:g>
          <draw:custom-shape draw:style-name="gr10" draw:text-style-name="P2" draw:layer="layout" svg:width="3.048cm" svg:height="1.016cm" svg:x="3.286cm" svg:y="8.747cm">
            <text:p text:style-name="P2">5. Clk</text:p>
            <draw:enhanced-geometry svg:viewBox="0 0 21600 21600" draw:type="rectangle" draw:enhanced-path="M 0 0 L 21600 0 21600 21600 0 21600 0 0 Z N"/>
          </draw:custom-shape>
          <draw:custom-shape draw:style-name="gr10" draw:text-style-name="P2" xml:id="id16" draw:id="id16" draw:layer="layout" svg:width="3.048cm" svg:height="1.016cm" svg:x="3.286cm" svg:y="5.699cm">
            <text:p text:style-name="P2">2. +5V</text:p>
            <draw:enhanced-geometry svg:viewBox="0 0 21600 21600" draw:type="rectangle" draw:enhanced-path="M 0 0 L 21600 0 21600 21600 0 21600 0 0 Z N"/>
          </draw:custom-shape>
          <draw:custom-shape draw:style-name="gr10" draw:text-style-name="P2" xml:id="id11" draw:id="id11" draw:layer="layout" svg:width="3.048cm" svg:height="1.016cm" svg:x="3.286cm" svg:y="6.715cm">
            <text:p text:style-name="P2">3. Rxd</text:p>
            <draw:enhanced-geometry svg:viewBox="0 0 21600 21600" draw:type="rectangle" draw:enhanced-path="M 0 0 L 21600 0 21600 21600 0 21600 0 0 Z N"/>
          </draw:custom-shape>
          <draw:custom-shape draw:style-name="gr10" draw:text-style-name="P2" xml:id="id13" draw:id="id13" draw:layer="layout" svg:width="3.048cm" svg:height="1.016cm" svg:x="3.286cm" svg:y="7.731cm">
            <text:p text:style-name="P2">4. Txd</text:p>
            <draw:enhanced-geometry svg:viewBox="0 0 21600 21600" draw:type="rectangle" draw:enhanced-path="M 0 0 L 21600 0 21600 21600 0 21600 0 0 Z N"/>
          </draw:custom-shape>
          <draw:custom-shape draw:style-name="gr10" draw:text-style-name="P2" xml:id="id15" draw:id="id15" draw:layer="layout" svg:width="3.048cm" svg:height="1.016cm" svg:x="3.286cm" svg:y="4.683cm">
            <text:p text:style-name="P2">1. GND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5.08cm" svg:height="0.889cm" draw:transform="rotate (1.5709708597201) translate (2.397cm 9.763cm)">
            <text:p text:style-name="P2">GSM</text:p>
            <draw:enhanced-geometry svg:viewBox="0 0 21600 21600" draw:type="rectangle" draw:enhanced-path="M 0 0 L 21600 0 21600 21600 0 21600 0 0 Z N"/>
          </draw:custom-shape>
        </draw:g>
        <draw:connector draw:style-name="gr12" draw:text-style-name="P2" draw:layer="layout" svg:x1="12.049cm" svg:y1="13.828cm" svg:x2="6.334cm" svg:y2="7.223cm" draw:start-shape="id10" draw:start-glue-point="1" draw:end-shape="id11" draw:end-glue-point="1" svg:d="M12049 13828h501v-6605h-6216" svg:viewBox="0 0 6217 6606">
          <text:p/>
        </draw:connector>
        <draw:connector draw:style-name="gr13" draw:text-style-name="P2" draw:layer="layout" draw:line-skew="0.769cm" svg:x1="12.049cm" svg:y1="15.225cm" svg:x2="6.334cm" svg:y2="8.239cm" draw:start-shape="id12" draw:start-glue-point="1" draw:end-shape="id13" draw:end-glue-point="1" svg:d="M12049 15225h1270v-6986h-6985" svg:viewBox="0 0 6986 6987">
          <text:p/>
        </draw:connector>
        <draw:connector draw:style-name="gr14" draw:text-style-name="P2" draw:layer="layout" draw:line-skew="1.404cm" svg:x1="12.049cm" svg:y1="23.733cm" svg:x2="6.334cm" svg:y2="5.191cm" draw:start-shape="id14" draw:start-glue-point="1" draw:end-shape="id15" draw:end-glue-point="1" svg:d="M12049 23733h1905v-18542h-7620" svg:viewBox="0 0 7621 18543">
          <text:p/>
        </draw:connector>
        <draw:connector draw:style-name="gr15" draw:text-style-name="P2" draw:layer="layout" draw:line-skew="1.944cm" svg:x1="6.334cm" svg:y1="6.207cm" svg:x2="12.049cm" svg:y2="25.13cm" draw:start-shape="id16" draw:start-glue-point="1" draw:end-shape="id17" draw:end-glue-point="1" svg:d="M6334 6207h8160v18923h-2445" svg:viewBox="0 0 8161 18924">
          <text:p/>
        </draw:connector>
        <draw:g>
          <draw:custom-shape draw:style-name="gr16" draw:text-style-name="P5" draw:layer="layout" svg:width="10.033cm" svg:height="13.462cm" svg:x="2.016cm" svg:y="12.557cm">
            <text:p text:style-name="P2">WEMOS D1 MINI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27cm" svg:height="1.016cm" svg:x="10.779cm" svg:y="14.716cm">
            <text:p text:style-name="P2">5V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27cm" svg:height="1.016cm" svg:x="10.779cm" svg:y="13.319cm">
            <text:p text:style-name="P2">G</text:p>
            <draw:enhanced-geometry svg:viewBox="0 0 21600 21600" draw:type="rectangle" draw:enhanced-path="M 0 0 L 21600 0 21600 21600 0 21600 0 0 Z N"/>
          </draw:custom-shape>
          <draw:custom-shape draw:style-name="gr17" draw:text-style-name="P2" xml:id="id12" draw:id="id12" draw:layer="layout" svg:width="1.27cm" svg:height="1.016cm" svg:x="10.779cm" svg:y="14.717cm">
            <text:p text:style-name="P2">Rx</text:p>
            <draw:enhanced-geometry svg:viewBox="0 0 21600 21600" draw:type="rectangle" draw:enhanced-path="M 0 0 L 21600 0 21600 21600 0 21600 0 0 Z N"/>
          </draw:custom-shape>
          <draw:custom-shape draw:style-name="gr17" draw:text-style-name="P2" xml:id="id10" draw:id="id10" draw:layer="layout" svg:width="1.27cm" svg:height="1.016cm" svg:x="10.779cm" svg:y="13.32cm">
            <text:p text:style-name="P2">Tx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27cm" svg:height="1.016cm" svg:x="10.779cm" svg:y="24.621cm">
            <text:p text:style-name="P2">5V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27cm" svg:height="1.016cm" svg:x="10.779cm" svg:y="23.224cm">
            <text:p text:style-name="P2">G</text:p>
            <draw:enhanced-geometry svg:viewBox="0 0 21600 21600" draw:type="rectangle" draw:enhanced-path="M 0 0 L 21600 0 21600 21600 0 21600 0 0 Z N"/>
          </draw:custom-shape>
          <draw:custom-shape draw:style-name="gr17" draw:text-style-name="P2" xml:id="id17" draw:id="id17" draw:layer="layout" svg:width="1.27cm" svg:height="1.016cm" svg:x="10.779cm" svg:y="24.622cm">
            <text:p text:style-name="P2">5V</text:p>
            <draw:enhanced-geometry svg:viewBox="0 0 21600 21600" draw:type="rectangle" draw:enhanced-path="M 0 0 L 21600 0 21600 21600 0 21600 0 0 Z N"/>
          </draw:custom-shape>
          <draw:custom-shape draw:style-name="gr17" draw:text-style-name="P2" xml:id="id14" draw:id="id14" draw:layer="layout" svg:width="1.27cm" svg:height="1.016cm" svg:x="10.779cm" svg:y="23.225cm">
            <text:p text:style-name="P2">G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27cm" svg:height="1.016cm" svg:x="10.779cm" svg:y="19.923cm">
            <text:p text:style-name="P2">5V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27cm" svg:height="1.016cm" svg:x="10.779cm" svg:y="18.526cm">
            <text:p text:style-name="P2">G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27cm" svg:height="1.016cm" svg:x="10.779cm" svg:y="19.924cm">
            <text:p text:style-name="P2">D3</text:p>
            <draw:enhanced-geometry svg:viewBox="0 0 21600 21600" draw:type="rectangle" draw:enhanced-path="M 0 0 L 21600 0 21600 21600 0 21600 0 0 Z N"/>
          </draw:custom-shape>
          <draw:custom-shape draw:style-name="gr17" draw:text-style-name="P2" xml:id="id20" draw:id="id20" draw:layer="layout" svg:width="1.27cm" svg:height="1.016cm" svg:x="10.779cm" svg:y="18.527cm">
            <text:p text:style-name="P2">D2</text:p>
            <draw:enhanced-geometry svg:viewBox="0 0 21600 21600" draw:type="rectangle" draw:enhanced-path="M 0 0 L 21600 0 21600 21600 0 21600 0 0 Z N"/>
          </draw:custom-shape>
          <draw:custom-shape draw:style-name="gr17" draw:text-style-name="P2" xml:id="id18" draw:id="id18" draw:layer="layout" svg:width="1.27cm" svg:height="1.016cm" svg:x="10.779cm" svg:y="17.129cm">
            <text:p text:style-name="P2">D1</text:p>
            <draw:enhanced-geometry svg:viewBox="0 0 21600 21600" draw:type="rectangle" draw:enhanced-path="M 0 0 L 21600 0 21600 21600 0 21600 0 0 Z N"/>
          </draw:custom-shape>
          <draw:custom-shape draw:style-name="gr17" draw:text-style-name="P2" xml:id="id22" draw:id="id22" draw:layer="layout" svg:width="1.27cm" svg:height="1.016cm" svg:x="10.779cm" svg:y="21.32cm">
            <text:p text:style-name="P2">D4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" xml:id="id19" draw:id="id19" draw:layer="layout" svg:width="2.54cm" svg:height="1.016cm" svg:x="17.256cm" svg:y="17.12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1" draw:id="id21" draw:layer="layout" svg:width="2.286cm" svg:height="1.016cm" svg:x="17.256cm" svg:y="18.526cm">
          <text:p text:style-name="P2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2" xml:id="id23" draw:id="id23" draw:layer="layout" svg:width="2.286cm" svg:height="1.016cm" svg:x="17.256cm" svg:y="21.3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svg:x1="12.049cm" svg:y1="17.637cm" svg:x2="17.256cm" svg:y2="17.637cm" draw:start-shape="id18" draw:start-glue-point="1" draw:end-shape="id19" draw:end-glue-point="6" svg:d="M12049 17637h5207" svg:viewBox="0 0 5208 1">
          <text:p/>
        </draw:connector>
        <draw:connector draw:style-name="gr13" draw:text-style-name="P2" draw:layer="layout" svg:x1="12.049cm" svg:y1="19.035cm" svg:x2="17.256cm" svg:y2="19.034cm" draw:start-shape="id20" draw:start-glue-point="1" draw:end-shape="id21" draw:end-glue-point="6" svg:d="M12049 19035h2604v-1h2603" svg:viewBox="0 0 5208 2">
          <text:p/>
        </draw:connector>
        <draw:connector draw:style-name="gr13" draw:text-style-name="P2" draw:layer="layout" svg:x1="12.049cm" svg:y1="21.828cm" svg:x2="17.256cm" svg:y2="21.828cm" draw:start-shape="id22" draw:start-glue-point="1" draw:end-shape="id23" draw:end-glue-point="6" svg:d="M12049 21828h5207" svg:viewBox="0 0 5208 1">
          <text:p/>
        </draw:connector>
        <draw:custom-shape draw:style-name="gr19" draw:text-style-name="P2" xml:id="id24" draw:id="id24" draw:layer="layout" svg:width="2.286cm" svg:height="1.016cm" svg:x="17.256cm" svg:y="23.098cm">
          <text:p text:style-name="P2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13.957cm" svg:y1="23.746cm" svg:x2="17.256cm" svg:y2="23.606cm" draw:end-shape="id24" draw:end-glue-point="6" svg:d="M13957 23746h1399v-140h1900" svg:viewBox="0 0 3300 1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17:57:37.201000000</meta:creation-date>
    <meta:generator>LibreOffice/5.3.4.2$Windows_x86 LibreOffice_project/f82d347ccc0be322489bf7da61d7e4ad13fe2ff3</meta:generator>
    <dc:date>2018-05-10T17:15:18.176000000</dc:date>
    <meta:editing-duration>PT41M3S</meta:editing-duration>
    <meta:editing-cycles>6</meta:editing-cycles>
    <meta:print-date>2018-03-29T18:06:46.252000000</meta:print-date>
    <meta:document-statistic meta:object-count="60"/>
  </office:meta>
</office:document-meta>
</file>